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00d1" officeooo:paragraph-rsid="0021247c"/>
    </style:style>
    <style:style style:name="P2" style:family="paragraph" style:parent-style-name="Standard">
      <style:text-properties officeooo:rsid="001d00d1" officeooo:paragraph-rsid="0026ea61"/>
    </style:style>
    <style:style style:name="P3" style:family="paragraph" style:parent-style-name="Standard">
      <style:text-properties officeooo:rsid="001d00d1" officeooo:paragraph-rsid="003e7ec5"/>
    </style:style>
    <style:style style:name="P4" style:family="paragraph" style:parent-style-name="Standard">
      <style:text-properties officeooo:rsid="001d00d1" officeooo:paragraph-rsid="004082c9"/>
    </style:style>
    <style:style style:name="P5" style:family="paragraph" style:parent-style-name="Standard">
      <style:text-properties officeooo:rsid="001d00d1" officeooo:paragraph-rsid="002e1448"/>
    </style:style>
    <style:style style:name="P6" style:family="paragraph" style:parent-style-name="Standard">
      <style:text-properties officeooo:rsid="001d00d1" officeooo:paragraph-rsid="005b253a"/>
    </style:style>
    <style:style style:name="P7" style:family="paragraph" style:parent-style-name="Standard">
      <style:text-properties officeooo:rsid="001d00d1" officeooo:paragraph-rsid="009fd236"/>
    </style:style>
    <style:style style:name="P8" style:family="paragraph" style:parent-style-name="Standard">
      <style:text-properties officeooo:rsid="001d00d1" officeooo:paragraph-rsid="005cdbb1"/>
    </style:style>
    <style:style style:name="P9" style:family="paragraph" style:parent-style-name="Standard">
      <style:text-properties officeooo:rsid="001d00d1" officeooo:paragraph-rsid="00ba597b"/>
    </style:style>
    <style:style style:name="P10" style:family="paragraph" style:parent-style-name="Standard">
      <style:text-properties style:text-position="0% 100%" officeooo:rsid="0026ea61" officeooo:paragraph-rsid="0026ea61"/>
    </style:style>
    <style:style style:name="P11" style:family="paragraph" style:parent-style-name="Standard">
      <style:text-properties style:text-position="0% 100%" style:font-name="Liberation Serif" officeooo:rsid="002e1448" officeooo:paragraph-rsid="002e1448" style:font-name-asian="Droid Sans Fallback" style:font-name-complex="FreeSans"/>
    </style:style>
    <style:style style:name="P12" style:family="paragraph" style:parent-style-name="Standard">
      <style:text-properties style:text-position="0% 100%" style:font-name="Liberation Serif" officeooo:rsid="00314280" officeooo:paragraph-rsid="003483d0" style:font-name-asian="Droid Sans Fallback" style:font-name-complex="FreeSans"/>
    </style:style>
    <style:style style:name="P13" style:family="paragraph" style:parent-style-name="Standard">
      <style:text-properties style:text-position="0% 100%" style:font-name="Liberation Serif" officeooo:rsid="00398468" officeooo:paragraph-rsid="003e7ec5" style:font-name-asian="Droid Sans Fallback" style:font-name-complex="FreeSans"/>
    </style:style>
    <style:style style:name="P14" style:family="paragraph" style:parent-style-name="Standard">
      <style:text-properties style:text-position="0% 100%" style:font-name="Liberation Serif" officeooo:rsid="003f6c4f" officeooo:paragraph-rsid="004c8e60" style:font-name-asian="Droid Sans Fallback" style:font-name-complex="FreeSans"/>
    </style:style>
    <style:style style:name="P15" style:family="paragraph" style:parent-style-name="Standard">
      <style:text-properties style:text-position="0% 100%" style:font-name="Liberation Serif" officeooo:rsid="003f6c4f" officeooo:paragraph-rsid="004082c9" style:font-name-asian="Droid Sans Fallback" style:font-name-complex="FreeSans"/>
    </style:style>
    <style:style style:name="P16" style:family="paragraph" style:parent-style-name="Standard">
      <style:text-properties style:text-position="0% 100%" style:font-name="Liberation Serif" officeooo:rsid="003f6c4f" officeooo:paragraph-rsid="00899f82" style:font-name-asian="Droid Sans Fallback" style:font-name-complex="FreeSans"/>
    </style:style>
    <style:style style:name="P17" style:family="paragraph" style:parent-style-name="Standard">
      <style:text-properties style:text-position="0% 100%" style:font-name="Liberation Serif" officeooo:rsid="003f6c4f" officeooo:paragraph-rsid="00b1a777" style:font-name-asian="Droid Sans Fallback" style:font-name-complex="FreeSans"/>
    </style:style>
    <style:style style:name="P18" style:family="paragraph" style:parent-style-name="Standard">
      <style:text-properties style:text-position="0% 100%" style:font-name="Liberation Serif" officeooo:rsid="003f6c4f" officeooo:paragraph-rsid="00b62d21" style:font-name-asian="Droid Sans Fallback" style:font-name-complex="FreeSans"/>
    </style:style>
    <style:style style:name="P19" style:family="paragraph" style:parent-style-name="Standard">
      <style:text-properties style:text-position="0% 100%" style:font-name="Liberation Serif" officeooo:rsid="004303de" officeooo:paragraph-rsid="004082c9" style:font-name-asian="Droid Sans Fallback" style:font-name-complex="FreeSans"/>
    </style:style>
    <style:style style:name="P20" style:family="paragraph" style:parent-style-name="Standard">
      <style:text-properties style:text-position="0% 100%" style:font-name="Liberation Serif1" officeooo:rsid="004d151d" officeooo:paragraph-rsid="004c8e60" style:font-name-asian="Droid Sans Fallback" style:font-name-complex="FreeSans"/>
    </style:style>
    <style:style style:name="P21" style:family="paragraph" style:parent-style-name="Standard">
      <style:text-properties style:text-position="0% 100%" style:font-name="Liberation Serif1" officeooo:rsid="00698eb1" officeooo:paragraph-rsid="004c8e60" style:font-name-asian="Droid Sans Fallback" style:font-name-complex="FreeSans"/>
    </style:style>
    <style:style style:name="P22" style:family="paragraph" style:parent-style-name="Standard">
      <style:text-properties style:text-position="0% 100%" style:font-name="Liberation Serif1" officeooo:rsid="00893600" officeooo:paragraph-rsid="00899f82" style:font-name-asian="Droid Sans Fallback" style:font-name-complex="FreeSans"/>
    </style:style>
    <style:style style:name="P23" style:family="paragraph" style:parent-style-name="Standard">
      <style:text-properties style:text-position="0% 100%" style:font-name="Liberation Serif1" officeooo:rsid="005cd1e1" officeooo:paragraph-rsid="005cdbb1" style:font-name-asian="Droid Sans Fallback" style:font-name-complex="FreeSans"/>
    </style:style>
    <style:style style:name="P24" style:family="paragraph" style:parent-style-name="Standard">
      <style:text-properties style:text-position="0% 100%" style:font-name="Liberation Serif1" officeooo:rsid="006d5f5e" officeooo:paragraph-rsid="00b1a777" style:font-name-asian="Droid Sans Fallback" style:font-name-complex="FreeSans"/>
    </style:style>
    <style:style style:name="P25" style:family="paragraph" style:parent-style-name="Standard">
      <style:text-properties style:text-position="0% 100%" style:font-name="Liberation Serif1" officeooo:rsid="0075081a" officeooo:paragraph-rsid="00b62d21" style:font-name-asian="Droid Sans Fallback" style:font-name-complex="FreeSans"/>
    </style:style>
    <style:style style:name="P26" style:family="paragraph" style:parent-style-name="Standard">
      <style:text-properties officeooo:rsid="009b9086" officeooo:paragraph-rsid="009fd236"/>
    </style:style>
    <style:style style:name="P27" style:family="paragraph" style:parent-style-name="Standard">
      <style:text-properties officeooo:rsid="009b9086" officeooo:paragraph-rsid="00a0a42c"/>
    </style:style>
    <style:style style:name="T1" style:family="text">
      <style:text-properties officeooo:rsid="001ecb59"/>
    </style:style>
    <style:style style:name="T2" style:family="text">
      <style:text-properties officeooo:rsid="0021247c"/>
    </style:style>
    <style:style style:name="T3" style:family="text">
      <style:text-properties style:text-position="super 58%" officeooo:rsid="00261fb8"/>
    </style:style>
    <style:style style:name="T4" style:family="text">
      <style:text-properties style:text-position="0% 100%" officeooo:rsid="00261fb8"/>
    </style:style>
    <style:style style:name="T5" style:family="text">
      <style:text-properties style:text-position="0% 100%" officeooo:rsid="0026e202"/>
    </style:style>
    <style:style style:name="T6" style:family="text">
      <style:text-properties style:text-position="0% 100%" officeooo:rsid="0026ea61"/>
    </style:style>
    <style:style style:name="T7" style:family="text">
      <style:text-properties style:text-position="0% 100%" officeooo:rsid="002717f3"/>
    </style:style>
    <style:style style:name="T8" style:family="text">
      <style:text-properties style:text-position="0% 100%" style:font-name="Liberation Serif1" officeooo:rsid="002717f3"/>
    </style:style>
    <style:style style:name="T9" style:family="text">
      <style:text-properties style:text-position="0% 100%" style:font-name="Liberation Serif1" officeooo:rsid="002717f3" style:font-name-asian="Liberation Serif1" style:font-name-complex="Liberation Serif1"/>
    </style:style>
    <style:style style:name="T10" style:family="text">
      <style:text-properties style:text-position="0% 100%" style:font-name="Liberation Serif1" officeooo:rsid="005591b2" style:font-name-asian="Liberation Serif1" style:font-name-complex="Liberation Serif1"/>
    </style:style>
    <style:style style:name="T11" style:family="text">
      <style:text-properties style:text-position="0% 100%" style:font-name="Liberation Serif1" officeooo:rsid="005b253a" style:font-name-asian="Liberation Serif1" style:font-name-complex="Liberation Serif1"/>
    </style:style>
    <style:style style:name="T12" style:family="text">
      <style:text-properties style:text-position="0% 100%" style:font-name="Liberation Serif1" officeooo:rsid="004b1f13" style:font-name-asian="Liberation Serif1" style:font-name-complex="Liberation Serif1"/>
    </style:style>
    <style:style style:name="T13" style:family="text">
      <style:text-properties style:text-position="0% 100%" style:font-name="Liberation Serif1" officeooo:rsid="004c8e60" style:font-name-asian="Liberation Serif1" style:font-name-complex="Liberation Serif1"/>
    </style:style>
    <style:style style:name="T14" style:family="text">
      <style:text-properties style:text-position="0% 100%" style:font-name="Liberation Serif1" officeooo:rsid="002717f3" style:font-name-asian="Droid Sans Fallback" style:font-name-complex="FreeSans"/>
    </style:style>
    <style:style style:name="T15" style:family="text">
      <style:text-properties style:text-position="0% 100%" style:font-name="Liberation Serif1" officeooo:rsid="0027667c" style:font-name-asian="Droid Sans Fallback" style:font-name-complex="FreeSans"/>
    </style:style>
    <style:style style:name="T16" style:family="text">
      <style:text-properties style:text-position="0% 100%" style:font-name="Liberation Serif1" officeooo:rsid="0055713c" style:font-name-asian="Droid Sans Fallback" style:font-name-complex="FreeSans"/>
    </style:style>
    <style:style style:name="T17" style:family="text">
      <style:text-properties style:text-position="0% 100%" style:font-name="Liberation Serif1" officeooo:rsid="005591b2" style:font-name-asian="Droid Sans Fallback" style:font-name-complex="FreeSans"/>
    </style:style>
    <style:style style:name="T18" style:family="text">
      <style:text-properties style:text-position="0% 100%" style:font-name="Liberation Serif1" officeooo:rsid="0055d9a3" style:font-name-asian="Droid Sans Fallback" style:font-name-complex="FreeSans"/>
    </style:style>
    <style:style style:name="T19" style:family="text">
      <style:text-properties style:text-position="0% 100%" style:font-name="Liberation Serif1" officeooo:rsid="00562a4c" style:font-name-asian="Droid Sans Fallback" style:font-name-complex="FreeSans"/>
    </style:style>
    <style:style style:name="T20" style:family="text">
      <style:text-properties style:text-position="0% 100%" style:font-name="Liberation Serif1" officeooo:rsid="0057ae13" style:font-name-asian="Droid Sans Fallback" style:font-name-complex="FreeSans"/>
    </style:style>
    <style:style style:name="T21" style:family="text">
      <style:text-properties style:text-position="0% 100%" style:font-name="Liberation Serif1" officeooo:rsid="00599ee7" style:font-name-asian="Droid Sans Fallback" style:font-name-complex="FreeSans"/>
    </style:style>
    <style:style style:name="T22" style:family="text">
      <style:text-properties style:text-position="0% 100%" style:font-name="Liberation Serif1" officeooo:rsid="005b253a" style:font-name-asian="Droid Sans Fallback" style:font-name-complex="FreeSans"/>
    </style:style>
    <style:style style:name="T23" style:family="text">
      <style:text-properties style:text-position="0% 100%" style:font-name="Liberation Serif1" officeooo:rsid="005cd1e1" style:font-name-asian="Droid Sans Fallback" style:font-name-complex="FreeSans"/>
    </style:style>
    <style:style style:name="T24" style:family="text">
      <style:text-properties style:text-position="0% 100%" style:font-name="Liberation Serif1" officeooo:rsid="004d151d" style:font-name-asian="Droid Sans Fallback" style:font-name-complex="FreeSans"/>
    </style:style>
    <style:style style:name="T25" style:family="text">
      <style:text-properties style:text-position="0% 100%" style:font-name="Liberation Serif1" officeooo:rsid="004b1f13" style:font-name-asian="Droid Sans Fallback" style:font-name-complex="FreeSans"/>
    </style:style>
    <style:style style:name="T26" style:family="text">
      <style:text-properties style:text-position="0% 100%" style:font-name="Liberation Serif1" officeooo:rsid="004c8e60" style:font-name-asian="Droid Sans Fallback" style:font-name-complex="FreeSans"/>
    </style:style>
    <style:style style:name="T27" style:family="text">
      <style:text-properties style:text-position="0% 100%" style:font-name="Liberation Serif1" officeooo:rsid="005b75fe" style:font-name-asian="Droid Sans Fallback" style:font-name-complex="FreeSans"/>
    </style:style>
    <style:style style:name="T28" style:family="text">
      <style:text-properties style:text-position="0% 100%" style:font-name="Liberation Serif1" officeooo:rsid="005b990d" style:font-name-asian="Droid Sans Fallback" style:font-name-complex="FreeSans"/>
    </style:style>
    <style:style style:name="T29" style:family="text">
      <style:text-properties style:text-position="0% 100%" style:font-name="Liberation Serif" officeooo:rsid="002717f3"/>
    </style:style>
    <style:style style:name="T30" style:family="text">
      <style:text-properties style:text-position="0% 100%" style:font-name="Liberation Serif" officeooo:rsid="002717f3" style:font-name-asian="Droid Sans Fallback" style:font-name-complex="FreeSans"/>
    </style:style>
    <style:style style:name="T31" style:family="text">
      <style:text-properties style:text-position="0% 100%" style:font-name="Liberation Serif" officeooo:rsid="0027667c" style:font-name-asian="Droid Sans Fallback" style:font-name-complex="FreeSans"/>
    </style:style>
    <style:style style:name="T32" style:family="text">
      <style:text-properties style:text-position="0% 100%" style:font-name="Liberation Serif" officeooo:rsid="002787f2" style:font-name-asian="Droid Sans Fallback" style:font-name-complex="FreeSans"/>
    </style:style>
    <style:style style:name="T33" style:family="text">
      <style:text-properties style:text-position="0% 100%" style:font-name="Liberation Serif" officeooo:rsid="00283af9" style:font-name-asian="Droid Sans Fallback" style:font-name-complex="FreeSans"/>
    </style:style>
    <style:style style:name="T34" style:family="text">
      <style:text-properties style:text-position="0% 100%" style:font-name="Liberation Serif" officeooo:rsid="0028e5bb" style:font-name-asian="Droid Sans Fallback" style:font-name-complex="FreeSans"/>
    </style:style>
    <style:style style:name="T35" style:family="text">
      <style:text-properties style:text-position="0% 100%" style:font-name="Liberation Serif" officeooo:rsid="00294869" style:font-name-asian="Droid Sans Fallback" style:font-name-complex="FreeSans"/>
    </style:style>
    <style:style style:name="T36" style:family="text">
      <style:text-properties style:text-position="0% 100%" style:font-name="Liberation Serif" officeooo:rsid="002b37db" style:font-name-asian="Droid Sans Fallback" style:font-name-complex="FreeSans"/>
    </style:style>
    <style:style style:name="T37" style:family="text">
      <style:text-properties style:text-position="0% 100%" style:font-name="Liberation Serif" officeooo:rsid="002cc3ac" style:font-name-asian="Droid Sans Fallback" style:font-name-complex="FreeSans"/>
    </style:style>
    <style:style style:name="T38" style:family="text">
      <style:text-properties style:text-position="0% 100%" style:font-name="Liberation Serif" officeooo:rsid="002d16c5" style:font-name-asian="Droid Sans Fallback" style:font-name-complex="FreeSans"/>
    </style:style>
    <style:style style:name="T39" style:family="text">
      <style:text-properties style:text-position="0% 100%" style:font-name="Liberation Serif" officeooo:rsid="002e1448" style:font-name-asian="Droid Sans Fallback" style:font-name-complex="FreeSans"/>
    </style:style>
    <style:style style:name="T40" style:family="text">
      <style:text-properties style:text-position="0% 100%" style:font-name="Liberation Serif" officeooo:rsid="002e5ac4" style:font-name-asian="Droid Sans Fallback" style:font-name-complex="FreeSans"/>
    </style:style>
    <style:style style:name="T41" style:family="text">
      <style:text-properties style:text-position="0% 100%" style:font-name="Liberation Serif" officeooo:rsid="002e6980" style:font-name-asian="Droid Sans Fallback" style:font-name-complex="FreeSans"/>
    </style:style>
    <style:style style:name="T42" style:family="text">
      <style:text-properties style:text-position="0% 100%" style:font-name="Liberation Serif" officeooo:rsid="00304e83" style:font-name-asian="Droid Sans Fallback" style:font-name-complex="FreeSans"/>
    </style:style>
    <style:style style:name="T43" style:family="text">
      <style:text-properties style:text-position="0% 100%" style:font-name="Liberation Serif" officeooo:rsid="00314280" style:font-name-asian="Droid Sans Fallback" style:font-name-complex="FreeSans"/>
    </style:style>
    <style:style style:name="T44" style:family="text">
      <style:text-properties style:text-position="0% 100%" style:font-name="Liberation Serif" officeooo:rsid="00318f37" style:font-name-asian="Droid Sans Fallback" style:font-name-complex="FreeSans"/>
    </style:style>
    <style:style style:name="T45" style:family="text">
      <style:text-properties style:text-position="0% 100%" style:font-name="Liberation Serif" officeooo:rsid="00330ce9" style:font-name-asian="Droid Sans Fallback" style:font-name-complex="FreeSans"/>
    </style:style>
    <style:style style:name="T46" style:family="text">
      <style:text-properties style:text-position="0% 100%" style:font-name="Liberation Serif" officeooo:rsid="00372d13" style:font-name-asian="Droid Sans Fallback" style:font-name-complex="FreeSans"/>
    </style:style>
    <style:style style:name="T47" style:family="text">
      <style:text-properties style:text-position="0% 100%" style:font-name="Liberation Serif" officeooo:rsid="003885d6" style:font-name-asian="Droid Sans Fallback" style:font-name-complex="FreeSans"/>
    </style:style>
    <style:style style:name="T48" style:family="text">
      <style:text-properties style:text-position="0% 100%" style:font-name="Liberation Serif" officeooo:rsid="0038bc60" style:font-name-asian="Droid Sans Fallback" style:font-name-complex="FreeSans"/>
    </style:style>
    <style:style style:name="T49" style:family="text">
      <style:text-properties style:text-position="0% 100%" style:font-name="Liberation Serif" officeooo:rsid="00398468" style:font-name-asian="Droid Sans Fallback" style:font-name-complex="FreeSans"/>
    </style:style>
    <style:style style:name="T50" style:family="text">
      <style:text-properties style:text-position="0% 100%" style:font-name="Liberation Serif" officeooo:rsid="003acf2a" style:font-name-asian="Droid Sans Fallback" style:font-name-complex="FreeSans"/>
    </style:style>
    <style:style style:name="T51" style:family="text">
      <style:text-properties style:text-position="0% 100%" style:font-name="Liberation Serif" officeooo:rsid="003bfa61" style:font-name-asian="Droid Sans Fallback" style:font-name-complex="FreeSans"/>
    </style:style>
    <style:style style:name="T52" style:family="text">
      <style:text-properties style:text-position="0% 100%" style:font-name="Liberation Serif" officeooo:rsid="003c8ba3" style:font-name-asian="Droid Sans Fallback" style:font-name-complex="FreeSans"/>
    </style:style>
    <style:style style:name="T53" style:family="text">
      <style:text-properties style:text-position="0% 100%" style:font-name="Liberation Serif" officeooo:rsid="003f6c4f" style:font-name-asian="Droid Sans Fallback" style:font-name-complex="FreeSans"/>
    </style:style>
    <style:style style:name="T54" style:family="text">
      <style:text-properties style:text-position="0% 100%" style:font-name="Liberation Serif" officeooo:rsid="004082c9" style:font-name-asian="Droid Sans Fallback" style:font-name-complex="FreeSans"/>
    </style:style>
    <style:style style:name="T55" style:family="text">
      <style:text-properties style:text-position="0% 100%" style:font-name="Liberation Serif" officeooo:rsid="0055713c" style:font-name-asian="Droid Sans Fallback" style:font-name-complex="FreeSans"/>
    </style:style>
    <style:style style:name="T56" style:family="text">
      <style:text-properties style:text-position="0% 100%" style:font-name="Liberation Serif" officeooo:rsid="00a7fad7" style:font-name-asian="Droid Sans Fallback" style:font-name-complex="FreeSans"/>
    </style:style>
    <style:style style:name="T57" style:family="text">
      <style:text-properties style:text-position="0% 100%" style:font-name="Liberation Serif" officeooo:rsid="00a7ff9a" style:font-name-asian="Droid Sans Fallback" style:font-name-complex="FreeSans"/>
    </style:style>
    <style:style style:name="T58" style:family="text">
      <style:text-properties style:text-position="0% 100%" style:font-name="Liberation Serif" officeooo:rsid="00a952ef" style:font-name-asian="Droid Sans Fallback" style:font-name-complex="FreeSans"/>
    </style:style>
    <style:style style:name="T59" style:family="text">
      <style:text-properties style:text-position="0% 100%" style:font-name="Liberation Serif" officeooo:rsid="00ab1bdf" style:font-name-asian="Droid Sans Fallback" style:font-name-complex="FreeSans"/>
    </style:style>
    <style:style style:name="T60" style:family="text">
      <style:text-properties style:text-position="0% 100%" style:font-name="Liberation Serif" officeooo:rsid="00454777" style:font-name-asian="Droid Sans Fallback" style:font-name-complex="FreeSans"/>
    </style:style>
    <style:style style:name="T61" style:family="text">
      <style:text-properties style:text-position="0% 100%" style:font-name="Liberation Serif" officeooo:rsid="00baeb47" style:font-name-asian="Droid Sans Fallback" style:font-name-complex="FreeSans"/>
    </style:style>
    <style:style style:name="T62" style:family="text">
      <style:text-properties style:text-position="0% 100%" style:font-name="Liberation Serif" officeooo:rsid="00bc6430" style:font-name-asian="Droid Sans Fallback" style:font-name-complex="FreeSans"/>
    </style:style>
    <style:style style:name="T63" style:family="text">
      <style:text-properties style:font-name="Liberation Serif1" officeooo:rsid="004d151d"/>
    </style:style>
    <style:style style:name="T64" style:family="text">
      <style:text-properties style:font-name="Liberation Serif1" officeooo:rsid="005f17ba"/>
    </style:style>
    <style:style style:name="T65" style:family="text">
      <style:text-properties style:font-name="Liberation Serif1" officeooo:rsid="0060ac56"/>
    </style:style>
    <style:style style:name="T66" style:family="text">
      <style:text-properties style:font-name="Liberation Serif1" officeooo:rsid="00611adb"/>
    </style:style>
    <style:style style:name="T67" style:family="text">
      <style:text-properties style:font-name="Liberation Serif1" officeooo:rsid="00638b3d"/>
    </style:style>
    <style:style style:name="T68" style:family="text">
      <style:text-properties style:font-name="Liberation Serif1" officeooo:rsid="0063e211"/>
    </style:style>
    <style:style style:name="T69" style:family="text">
      <style:text-properties style:font-name="Liberation Serif1" officeooo:rsid="0064b373"/>
    </style:style>
    <style:style style:name="T70" style:family="text">
      <style:text-properties style:font-name="Liberation Serif1" officeooo:rsid="00651697"/>
    </style:style>
    <style:style style:name="T71" style:family="text">
      <style:text-properties style:font-name="Liberation Serif1" officeooo:rsid="00698eb1"/>
    </style:style>
    <style:style style:name="T72" style:family="text">
      <style:text-properties style:font-name="Liberation Serif1" officeooo:rsid="006b5ac9"/>
    </style:style>
    <style:style style:name="T73" style:family="text">
      <style:text-properties style:font-name="Liberation Serif1" officeooo:rsid="006bf9be"/>
    </style:style>
    <style:style style:name="T74" style:family="text">
      <style:text-properties style:font-name="Liberation Serif1" officeooo:rsid="006c9fd5"/>
    </style:style>
    <style:style style:name="T75" style:family="text">
      <style:text-properties style:font-name="Liberation Serif1" officeooo:rsid="006cb9d4"/>
    </style:style>
    <style:style style:name="T76" style:family="text">
      <style:text-properties style:font-name="Liberation Serif1" officeooo:rsid="006d5f5e"/>
    </style:style>
    <style:style style:name="T77" style:family="text">
      <style:text-properties style:font-name="Liberation Serif1" officeooo:rsid="006e2e22"/>
    </style:style>
    <style:style style:name="T78" style:family="text">
      <style:text-properties style:font-name="Liberation Serif1" officeooo:rsid="006f68d8"/>
    </style:style>
    <style:style style:name="T79" style:family="text">
      <style:text-properties style:font-name="Liberation Serif1" officeooo:rsid="0070ae0c"/>
    </style:style>
    <style:style style:name="T80" style:family="text">
      <style:text-properties style:font-name="Liberation Serif1" officeooo:rsid="00724669"/>
    </style:style>
    <style:style style:name="T81" style:family="text">
      <style:text-properties style:font-name="Liberation Serif1" officeooo:rsid="00739111"/>
    </style:style>
    <style:style style:name="T82" style:family="text">
      <style:text-properties style:font-name="Liberation Serif1" officeooo:rsid="0075081a"/>
    </style:style>
    <style:style style:name="T83" style:family="text">
      <style:text-properties style:font-name="Liberation Serif1" officeooo:rsid="0076b6d3"/>
    </style:style>
    <style:style style:name="T84" style:family="text">
      <style:text-properties style:font-name="Liberation Serif1" officeooo:rsid="007f0444"/>
    </style:style>
    <style:style style:name="T85" style:family="text">
      <style:text-properties style:font-name="Liberation Serif1" officeooo:rsid="0080c937"/>
    </style:style>
    <style:style style:name="T86" style:family="text">
      <style:text-properties style:font-name="Liberation Serif1" officeooo:rsid="00811ca9"/>
    </style:style>
    <style:style style:name="T87" style:family="text">
      <style:text-properties style:font-name="Liberation Serif1" officeooo:rsid="00814677"/>
    </style:style>
    <style:style style:name="T88" style:family="text">
      <style:text-properties style:font-name="Liberation Serif1" officeooo:rsid="00833baf"/>
    </style:style>
    <style:style style:name="T89" style:family="text">
      <style:text-properties style:font-name="Liberation Serif1" officeooo:rsid="00835702"/>
    </style:style>
    <style:style style:name="T90" style:family="text">
      <style:text-properties style:font-name="Liberation Serif1" officeooo:rsid="00842c4a"/>
    </style:style>
    <style:style style:name="T91" style:family="text">
      <style:text-properties style:font-name="Liberation Serif1" officeooo:rsid="0085eeea"/>
    </style:style>
    <style:style style:name="T92" style:family="text">
      <style:text-properties style:font-name="Liberation Serif1" officeooo:rsid="0085f527"/>
    </style:style>
    <style:style style:name="T93" style:family="text">
      <style:text-properties style:font-name="Liberation Serif1" officeooo:rsid="0087ab24"/>
    </style:style>
    <style:style style:name="T94" style:family="text">
      <style:text-properties style:font-name="Liberation Serif1" officeooo:rsid="00893600"/>
    </style:style>
    <style:style style:name="T95" style:family="text">
      <style:text-properties style:font-name="Liberation Serif1" officeooo:rsid="008b85a6"/>
    </style:style>
    <style:style style:name="T96" style:family="text">
      <style:text-properties style:font-name="Liberation Serif1" officeooo:rsid="008c083f"/>
    </style:style>
    <style:style style:name="T97" style:family="text">
      <style:text-properties style:font-name="Liberation Serif1" officeooo:rsid="008df4f7"/>
    </style:style>
    <style:style style:name="T98" style:family="text">
      <style:text-properties style:font-name="Liberation Serif1" officeooo:rsid="008e8353"/>
    </style:style>
    <style:style style:name="T99" style:family="text">
      <style:text-properties style:font-name="Liberation Serif1" officeooo:rsid="008f9fba"/>
    </style:style>
    <style:style style:name="T100" style:family="text">
      <style:text-properties style:font-name="Liberation Serif1" officeooo:rsid="008fc4a1"/>
    </style:style>
    <style:style style:name="T101" style:family="text">
      <style:text-properties style:font-name="Liberation Serif1" officeooo:rsid="0090829d"/>
    </style:style>
    <style:style style:name="T102" style:family="text">
      <style:text-properties style:font-name="Liberation Serif1" officeooo:rsid="0091d23b"/>
    </style:style>
    <style:style style:name="T103" style:family="text">
      <style:text-properties style:font-name="Liberation Serif1" officeooo:rsid="0093c0af"/>
    </style:style>
    <style:style style:name="T104" style:family="text">
      <style:text-properties style:font-name="Liberation Serif1" officeooo:rsid="0093fcba"/>
    </style:style>
    <style:style style:name="T105" style:family="text">
      <style:text-properties style:font-name="Liberation Serif1" officeooo:rsid="00943e20"/>
    </style:style>
    <style:style style:name="T106" style:family="text">
      <style:text-properties style:font-name="Liberation Serif1" officeooo:rsid="00960be8"/>
    </style:style>
    <style:style style:name="T107" style:family="text">
      <style:text-properties style:font-name="Liberation Serif1" officeooo:rsid="0097b7da"/>
    </style:style>
    <style:style style:name="T108" style:family="text">
      <style:text-properties style:font-name="Liberation Serif1" officeooo:rsid="00b07078"/>
    </style:style>
    <style:style style:name="T109" style:family="text">
      <style:text-properties style:font-name="Liberation Serif1" officeooo:rsid="00b1a777"/>
    </style:style>
    <style:style style:name="T110" style:family="text">
      <style:text-properties style:font-name="Liberation Serif1" officeooo:rsid="00b29c9b"/>
    </style:style>
    <style:style style:name="T111" style:family="text">
      <style:text-properties style:font-name="Liberation Serif1" officeooo:rsid="00b6205b"/>
    </style:style>
    <style:style style:name="T112" style:family="text">
      <style:text-properties style:font-name="Liberation Serif1" officeooo:rsid="00bdb649"/>
    </style:style>
    <style:style style:name="T113" style:family="text">
      <style:text-properties style:font-name="Liberation Serif1" officeooo:rsid="00be7390"/>
    </style:style>
    <style:style style:name="T114" style:family="text">
      <style:text-properties style:font-name="Liberation Serif1" officeooo:rsid="00c04605"/>
    </style:style>
    <style:style style:name="T115" style:family="text">
      <style:text-properties style:font-name="Liberation Serif1" officeooo:rsid="00c07ffe"/>
    </style:style>
    <style:style style:name="T116" style:family="text">
      <style:text-properties style:font-name="Liberation Serif1" officeooo:rsid="00c2e1af"/>
    </style:style>
    <style:style style:name="T117" style:family="text">
      <style:text-properties style:font-name="Liberation Serif1" officeooo:rsid="00c55295"/>
    </style:style>
    <style:style style:name="T118" style:family="text">
      <style:text-properties style:font-name="Liberation Serif1" officeooo:rsid="00c56ebe"/>
    </style:style>
    <style:style style:name="T119" style:family="text">
      <style:text-properties style:font-name="Liberation Serif1" officeooo:rsid="00c57f09"/>
    </style:style>
    <style:style style:name="T120" style:family="text">
      <style:text-properties style:font-name="Liberation Serif1" officeooo:rsid="00c6d72d"/>
    </style:style>
    <style:style style:name="T121" style:family="text">
      <style:text-properties style:text-position="sub 58%" style:font-name="Liberation Serif1" officeooo:rsid="0057ae13" style:font-name-asian="Droid Sans Fallback" style:font-name-complex="FreeSans"/>
    </style:style>
    <style:style style:name="T122" style:family="text">
      <style:text-properties style:text-position="sub 58%" style:font-name="Liberation Serif1" officeooo:rsid="00599ee7" style:font-name-asian="Droid Sans Fallback" style:font-name-complex="FreeSans"/>
    </style:style>
    <style:style style:name="T123" style:family="text">
      <style:text-properties style:text-position="sub 58%" style:font-name="Liberation Serif1" officeooo:rsid="005b253a" style:font-name-asian="Droid Sans Fallback" style:font-name-complex="FreeSans"/>
    </style:style>
    <style:style style:name="T124" style:family="text">
      <style:text-properties officeooo:rsid="0097d871"/>
    </style:style>
    <style:style style:name="T125" style:family="text">
      <style:text-properties officeooo:rsid="00a23f7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omogames: <text:line-break/><text:line-break/><text:tab/>In nature an organism will often find itself having to make a quick decision that is detrimental to its<text:span text:style-name="T124">'</text:span> biological fitness. One wrong move and our organism <text:span text:style-name="T1">will be </text:span>eaten, <text:span text:style-name="T1">injured, lose offspring or be unable to mate. If our organism happens to make a decisive move than it will acquire resources,avoid death or find a mate. Therefore, the latter group will spread more genes to the successive generation. Selection has favored those who have better judgement in their respective enviornment. This “enviornment” can be extended to include other organisms, or an organism's neighbours. Therefore, it is not surprising to see selection favoring those organisms that make clever decisions while interacting or competing with other organisms. This all seems to conform nicely with intuition. Obviously, those who make decisions that optimize their fitness will be more successful at spreading their genes. The dilemma comes when analyzing particular strategies. Sometimes non-intuitive optimal strategies will arise in nature. For instance, certain species <text:s/>of animals will act altruistically with one another. They will risk their fitness for the well being of another. In particular, organisms will often form clusters, or groups, of cooperation. This phenomenom has once baffled the scientific community. </text:span></text:p>
      <text:p text:style-name="P1"/>
      <text:p text:style-name="P7"><text:tab/><text:span text:style-name="T125">This behaviour has been observed in different types of bacteria. Bacteria with more genetic relatedness have displayed colony merger imcompababilites. In particular, bacteria with similar toxin and anti-toxin genes will mobilize in the same area. This is because they are not immune to the toxins secreted by other groups of bacteria. Selection for this behviour has still been undemonstrated. Either group cooperation is directly selected for or is linked to some other advantageous behaviour. It has been suggested that antagonisms between groups may increase equilibrium levels of cooperation, or toxin incompatabilities. Kin discrimination barriers will stop cheaters from exploiting and taking over the population.</text:span></text:p>
      <text:p text:style-name="P26"><text:tab/></text:p>
      <text:p text:style-name="P27"><text:tab/> This behaviour is not only exhibited in microorganisms. Honeybees will die stinging an animal that threatens its' colony, vervet monkeys will give out a loud alert call when they see a predator and a penguin in the arctic will have to take the first dive to ensure that the waters are safe. How can sacrifice, selflessness and cooperative behaviour find itself in successive generations? Shouldn't those who take advantage of the generosity of others take over in the next generation? If forming groups is an optimal choice, than at what point does the group become too large or unstable? <text:s/>The analytical answers to these questions are rooted in game theory. <text:line-break/></text:p>
      <text:p text:style-name="P2"><text:span text:style-name="T2"><text:tab/>Game theory is the branch of mathematics that deals with competitive situations in which the outcome of a participant's choice depends on the choice(s) made by their competitor(s). These choices and the outcome to the participant are often displayed on a matrix. The rows of the matrix denote the participant's potential strategies and the columns denote their competitor's potential strategies. The ij</text:span><text:span text:style-name="T3">th</text:span><text:span text:style-name="T4"> element of the matrix represents the participant's outcome when they play strategy i and their competitor plays strategy j. </text:span><text:span text:style-name="T5">The set that contains all of the possible strategies is called the strategy set. The outcomes are of type currency. The currency is usually what is being played for or what is at stake in the competitive situation. In the sense of optimizing a biological model the currency is the optimization criterion. For instance, currency may be potential number of offspring, amount of food consumed or territory gained. </text:span><text:span text:style-name="T6">The payoff function maps strategies of the participant with all of the possible strategies of its competitors to currency values. </text:span><text:span text:style-name="T5"><text:s/></text:span><text:span text:style-name="T6">Let W be the payoff. Suppose we have a two player game, ie 2x2 matrix, and strategy set {X,Y}. The payoff W(X,Y) would be the net change in currency of a participant who plays strategy X when their competitor plays strategy Y. </text:span></text:p>
      <text:p text:style-name="P10"/>
      <text:p text:style-name="P5"><text:span text:style-name="T6"><text:tab/>The next important concept is the idea of a stable strategy. We would like to know </text:span><text:span text:style-name="T7">if a</text:span><text:span text:style-name="T6"> strateg</text:span><text:span text:style-name="T7">y </text:span><text:span text:style-name="T6"><text:s/>will continue to persist when small frequencies of other strategies try to out compete </text:span><text:span text:style-name="T7">it</text:span><text:span text:style-name="T6">. </text:span><text:span text:style-name="T7">Let </text:span><text:span text:style-name="T8">ζ</text:span><text:span text:style-name="T29"> denote the </text:span><text:soft-page-break/><text:span text:style-name="T29">strategy set. An element X of </text:span><text:span text:style-name="T8">ζ</text:span><text:span text:style-name="T29"> is said to be evolutinarily stable if for any Y</text:span><text:span text:style-name="T9">≠</text:span><text:span text:style-name="T30">X </text:span><text:span text:style-name="T31">and Y in </text:span><text:span text:style-name="T14">ζ </text:span><text:span text:style-name="T15">and of low (mutant) frequency</text:span><text:span text:style-name="T30"> the expected payoff </text:span><text:span text:style-name="T31">of X is greater than the expected payoff of Y. There are many consequences of this definition. </text:span><text:span text:style-name="T32">Consider a strategy set {X,Y}. It is possible that both strategies can be stable or both can be unstable. If both are stable than the following two behaviours must be exhibted </text:span><text:span text:style-name="T43">by </text:span><text:span text:style-name="T32">the population. Suppose that the population is domaninated by individuals who adopt strategy X. Than a small number of mutants, Y, inserted into this population will not recieve a higher </text:span><text:span text:style-name="T33">expected payoff than X. Also if the population is dominated by individuals who adopt strategy Y than mutant frequencies of X cannot recieve a higher expected payoff than Y. </text:span><text:span text:style-name="T34">If both </text:span><text:span text:style-name="T56">strategies </text:span><text:span text:style-name="T34">are unstable than a population dominated by X (Y) will have a lower expected payoff than a mutant frequency of Y (X). </text:span><text:span text:style-name="T35">Therefore, from an analytical standpoint it is not surprising to see </text:span><text:span text:style-name="T56">highly </text:span><text:span text:style-name="T35">unstable dynamics </text:span><text:span text:style-name="T43">in nature</text:span><text:span text:style-name="T35">. In fact, this phenomenom was modelled by </text:span><text:span text:style-name="T36">Jansen and Van Baleen when they analyzed clusters of cooperators when tag and trait were </text:span><text:span text:style-name="T56">tightly</text:span><text:span text:style-name="T36"> </text:span><text:span text:style-name="T57">linked</text:span><text:span text:style-name="T36">. They found that a population dominated by one tag could be easily invaded by a mutant cooperator of another tag. This new tag would </text:span><text:span text:style-name="T58">than</text:span><text:span text:style-name="T36"> take over. A mutant of another tag would than take over this new tag. Th</text:span><text:span text:style-name="T38">is</text:span><text:span text:style-name="T36"> pattern continued. From our definition of an evolutionarily stable strategy (ESS) we would say that all of these strategies are evolutionarily unstable or not an ESS. </text:span><text:span text:style-name="T37">Specifically, a population dominated by any particular tag would recieve a lower expected payoff than a mutant randomly injected into the population. </text:span><text:span text:style-name="T39">This would explain the oscilatory behaviour of th</text:span><text:span text:style-name="T40">at</text:span><text:span text:style-name="T39"> model. </text:span></text:p>
      <text:p text:style-name="P11"/>
      <text:p text:style-name="P6"><text:span text:style-name="T39"><text:tab/></text:span><text:span text:style-name="T55">Our notion of an ESS can be simplfied. If we have a two player game with a strategy set </text:span><text:span text:style-name="T14">ζ </text:span><text:span text:style-name="T16">than P </text:span><text:span text:style-name="T17">є </text:span><text:span text:style-name="T14">ζ </text:span><text:span text:style-name="T17">is a stable strategy if for any other alternate strategy P</text:span><text:span text:style-name="T10">≠</text:span><text:span text:style-name="T17">Q we have W(P,P) </text:span><text:span text:style-name="T10">&gt; </text:span><text:span text:style-name="T17">W(Q,P) or W(P,P) = W(Q,P) and W(Q,Q) &lt; W(P,Q). In other words a participant playing strategy P again</text:span><text:span text:style-name="T18">s</text:span><text:span text:style-name="T17">t another P will recieve more or the same </text:span><text:span text:style-name="T18">amount of </text:span><text:span text:style-name="T17">currency than if it were to play Q against </text:span><text:span text:style-name="T18">an opponent who plays P. If we have the latter equality than players who play Q against other Qs are worse off than those who play P against other Qs. </text:span><text:span text:style-name="T19">Now </text:span><text:span text:style-name="T20">suppose we have an n player game. Let</text:span><text:span text:style-name="T19"> W</text:span><text:span text:style-name="T121">q</text:span><text:span text:style-name="T19">(t) be the payoff </text:span><text:span text:style-name="T20">to an individual who plays t when (n-q) other individuals in the group adopt strategy t. The strategy t is an ESS in an n player game if</text:span><text:span text:style-name="T21"> and only if for any alternate strategy u </text:span><text:span text:style-name="T19">W</text:span><text:span text:style-name="T122">0</text:span><text:span text:style-name="T19">(</text:span><text:span text:style-name="T21">u</text:span><text:span text:style-name="T19">) </text:span><text:span text:style-name="T11">≤</text:span><text:span text:style-name="T22"> W</text:span><text:span text:style-name="T123">0</text:span><text:span text:style-name="T22">(t) and if W</text:span><text:span text:style-name="T123">0</text:span><text:span text:style-name="T22">(Q)=W</text:span><text:span text:style-name="T123">0</text:span><text:span text:style-name="T22">(P) then W</text:span><text:span text:style-name="T123">1</text:span><text:span text:style-name="T22">(Q) ≤ W</text:span><text:span text:style-name="T123">1</text:span><text:span text:style-name="T22">(P), and if W</text:span><text:span text:style-name="T123">1</text:span><text:span text:style-name="T22">(Q)=W</text:span><text:span text:style-name="T123">1</text:span><text:span text:style-name="T22">(P) then W</text:span><text:span text:style-name="T123">2</text:span><text:span text:style-name="T22">(Q) ≤ W</text:span><text:span text:style-name="T123">2</text:span><text:span text:style-name="T22">(P) and so on. </text:span></text:p>
      <text:p text:style-name="P11"><text:tab/></text:p>
      <text:p text:style-name="P8"><text:span text:style-name="T39"><text:tab/></text:span><text:span text:style-name="T40">The next important distinction to make is between mixed and pure strategies. If a player adopts a pure strategy they will only play that strategy. If a player adopts a mixed strategy than they </text:span><text:span text:style-name="T41">will</text:span><text:span text:style-name="T40"> play that strategy with a probabilty p. </text:span><text:span text:style-name="T42">In the case of mixed strategies our definition of ESS requires some slight modification</text:span><text:span text:style-name="T43">s</text:span><text:span text:style-name="T42">. </text:span><text:span text:style-name="T43">Suppose a player adopts strategy X with probability p, </text:span><text:span text:style-name="T44">call this strategy E1</text:span><text:span text:style-name="T43">. This strategy is said to be an ESS if for all strategies that adopt X with probability q, </text:span><text:span text:style-name="T44">E2,</text:span><text:span text:style-name="T43"> the </text:span><text:span text:style-name="T44">expected payoff <text:s/>of E1 is greater than that of E2. </text:span><text:span text:style-name="T45">This issue becomes simplified in the 2x2 case when we apply bishop canning's theorem. Since we will always have W(E1,E1) = W(E2,E1) proving that E1 is an ESS simplfies to the showing the following condition: W (E1, E2) − W (E2, E2) &gt; 0 , for all q. </text:span><text:span text:style-name="T43"><text:s/></text:span><text:span text:style-name="T23">In addition, we can use bishop cannings theorm to find a necessary but not sufficient condition for a mixed ESS. Using this theorem coupled with our rigorous definition for an ESS we can find mixed ESS strategies given a pure strategy set. </text:span></text:p>
      <text:p text:style-name="P23"/>
      <text:p text:style-name="P9"><text:span text:style-name="T23"><text:tab/></text:span><text:span text:style-name="T60">There are two games that are of particular importance to us; Prisoner's Dilemma (PD) and Hawk-Dove (HD). These games are unique in that their payoffs follow a strict set of inqualities. Consider a strategy set {defect, cooperate} in a two player game. R is the payoff to our participant when both cooperate, S is the payoff when our participant cooperate's while meting a defector, T is the payoff when our participant defects while meeting a cooperator, and P is the payoff when both defect. Prisoner's dilemma is defined as T&gt;R&gt;P&gt;S and hawk dove is defined as T&gt;R&gt;S&gt;P. Equipped with our new rigorous definition of evolutionary stability we can make some new observations about these two player games with {defect,cooperate}={D,C} as pure strategies. In a hawk dove game we have that </text:span><text:soft-page-break/><text:span text:style-name="T60">W(C,C) &lt; W(D,C) </text:span><text:span text:style-name="T12">↔</text:span><text:span text:style-name="T25">R &lt; T. Cooperation cannot be an E</text:span><text:span text:style-name="T26">SS. Defection is not a stable strategy either, <text:s/></text:span><text:span text:style-name="T60">W(D,D) &lt; W(C,D) </text:span><text:span text:style-name="T12">↔</text:span><text:span text:style-name="T13">P</text:span><text:span text:style-name="T25"> &lt; </text:span><text:span text:style-name="T26">S. </text:span><text:span text:style-name="T27">Using a similar approach it is trivial to</text:span><text:span text:style-name="T24"> see that cooperat</text:span><text:span text:style-name="T28">ion</text:span><text:span text:style-name="T24"> is not an ESS </text:span><text:span text:style-name="T28">in PD</text:span><text:span text:style-name="T24">. </text:span><text:span text:style-name="T28">But defection is an ESS in PD. </text:span></text:p>
      <text:p text:style-name="P12"/>
      <text:p text:style-name="P3"><text:span text:style-name="T43"><text:tab/></text:span><text:span text:style-name="T48">Our model for the evolution of cooperation relied heavily on these previously mentioned concepts. </text:span><text:span text:style-name="T47">Recombination and mutation </text:span><text:span text:style-name="T48">also </text:span><text:span text:style-name="T52">played</text:span><text:span text:style-name="T48"> a large role</text:span><text:span text:style-name="T47">.</text:span><text:span text:style-name="T42"> </text:span><text:span text:style-name="T40"><text:s/></text:span><text:span text:style-name="T46">Recombination is the act of exchanging genes between chromosomes. In our model </text:span><text:span text:style-name="T47">an individual is chosen at random to die. </text:span><text:span text:style-name="T48">This individual's spot on the grid is replaced with a succe</text:span><text:span text:style-name="T49">ssful mate. Recombination occurs on each of the agent's three genes independently and with a random von neuman neighbour. </text:span></text:p>
      <text:p text:style-name="P13"><text:tab/></text:p>
      <text:p text:style-name="P4"><text:span text:style-name="T49"><text:tab/></text:span><text:span text:style-name="T50">A mutation is a permanent hertiable change in one's genes. </text:span><text:span text:style-name="T51">In our model there is</text:span><text:span text:style-name="T50"> some probability </text:span><text:span text:style-name="T51">that a mutation occurs each round on the new individual. This mutation factor is taken from a gaussian distribution. Mutation coupled with evolutionarily stable strategies is of particular importance to us. </text:span><text:span text:style-name="T53">This is because mutation is essential in checking the stability of different strategies. If a particular behaviour or gene monopolizes a certain population than that gene will remain dominant un</text:span><text:span text:style-name="T61">til</text:span><text:span text:style-name="T53"> mutation occurs.</text:span><text:span text:style-name="T51"> Suppose that a fullstate of one of our model runs has appeared to reach a dominant strategy. The model has achieved some sort of equilibrium but more tests are required to see if this equilibrium is stable or not. <text:s/>It would be difficult to tell from our model </text:span><text:span text:style-name="T59">output</text:span><text:span text:style-name="T51"> alone that this is in fact an ESS. </text:span><text:span text:style-name="T61">To get a rough estimate w</text:span><text:span text:style-name="T51">e would have to </text:span><text:span text:style-name="T53">change</text:span><text:span text:style-name="T51"> our mutation so that </text:span><text:span text:style-name="T53">many</text:span><text:span text:style-name="T51"> possible mixed strategy mutatants have a chance to invade. </text:span><text:span text:style-name="T61">T</text:span><text:span text:style-name="T54">his is still not enough.</text:span><text:span text:style-name="T51"> <text:s/></text:span><text:span text:style-name="T53">It would be impossible to do this case by case on a computer as there are infinite cases to check. </text:span><text:span text:style-name="T61">Using our game theory understanding o</text:span><text:span text:style-name="T62">f</text:span><text:span text:style-name="T61"> an ESS we can approach solving for mixed ESSs a lot better. </text:span><text:span text:style-name="T53"><text:s/></text:span><text:span text:style-name="T24"><text:s/></text:span></text:p>
      <text:p text:style-name="P20"/>
      <text:p text:style-name="P14"><text:span text:style-name="T63"><text:tab/></text:span><text:span text:style-name="T64">The univie model that we replicated and extended tried to explain how cooperation can evolve </text:span><text:span text:style-name="T65">given that interaction</text:span><text:span text:style-name="T66">s</text:span><text:span text:style-name="T65"> follow a PD payoff structure. </text:span><text:span text:style-name="T66">This seems impossible as we have proven that defection is an ESS in a two player PD game. </text:span><text:span text:style-name="T120">T</text:span><text:span text:style-name="T66">he univie model showed that in a well mixed population defection should over take the population over time. The </text:span><text:span text:style-name="T120">cooperation</text:span><text:span text:style-name="T66"> arises when we add a spatial element to our </text:span><text:span text:style-name="T67">PD </text:span><text:span text:style-name="T66">game. If we restrict interactions so that a participant plays with each of its four closest neighbours </text:span><text:span text:style-name="T67">we will see cooperation sore. After running this model for many time steps we found that the average agent on our lattice engaged in cooperation more than 90% of the time. This conformed nicely with the spatial unvie PD game. </text:span><text:span text:style-name="T68">The univie spatial hawk-dove game found cooperation at an equilibrium value </text:span><text:span text:style-name="T69">of about 45-50% when the lattice was asychrnously upated. This conformed nicely to our python model </text:span><text:span text:style-name="T117">run</text:span><text:span text:style-name="T69">. <text:s/>Non of these results seem to conform nicely to </text:span><text:span text:style-name="T70">our previously mentioned theory. </text:span><text:span text:style-name="T118">Using the bishops cannings theoreom and defintion for an ESS we should have 30% cooperation as a mixed ESS in a hawk-dove game. Once again the subtle difference is restricting interactions with four closest neighbours. </text:span><text:span text:style-name="T119">Our definition for an ESS assumes that we are in a well-mixed population. Therefore, as we increase the interaction neighbourhood size we should see cooperation drop from 45% to a stable 30%. Our next stage of model runs should test this phenomenon. </text:span></text:p>
      <text:p text:style-name="P21"/>
      <text:p text:style-name="P17"><text:span text:style-name="T71"><text:tab/></text:span><text:span text:style-name="T72">It seems for now that the update process has an effect on our meaning of an evolutionary stable strategy. This is because the mixed ESS or equilibrium shown in the hawk-dove game differs in the unvie model depending on the update type used. Aside from adding this new update procedure we should also implement a switch into our model that allows us to switch between spatial games and well-mixed . In </text:span><text:span text:style-name="T74">a well mixed game</text:span><text:span text:style-name="T72"> two random cells on the lattice should be chosen to play against one another. </text:span><text:span text:style-name="T73">It would also be of importance to study the effect that changing neighbourhood sizes has on evolutionary stability and equilibrium values. <text:s/><text:line-break/><text:line-break/><text:tab/></text:span><text:span text:style-name="T74">The runs we have performed so far have been simple in that a cell's propensity to cooperate only depends on a single gene, geneA, <text:s/>that is a real valued number. The cooperation probability of the </text:span><text:soft-page-break/><text:span text:style-name="T74">individual </text:span><text:span text:style-name="T76">for these runs</text:span><text:span text:style-name="T74"> </text:span><text:span text:style-name="T76">was</text:span><text:span text:style-name="T74"> given by the logistic</text:span><text:span text:style-name="T76">(</text:span><text:span text:style-name="T74">geneA</text:span><text:span text:style-name="T76">)</text:span><text:span text:style-name="T74">. This stage was useful in that it allowed us to set the game theory foundation of the model. These runs merely scratch the surface of modeling organism behaviour. There are many behaviours that we have not accoutned for. Two of these are kin discrimination and spite. </text:span><text:span text:style-name="T75">Kin discrimination occurs when organisms will show higher propensities of </text:span><text:span text:style-name="T112">cooperat</text:span><text:span text:style-name="T75">ion when playing with individuals who are more genetically related to them. This mechanism has been proposed in many papers, such as in Jansen and Van Baleen's, in an attempt to generate cooperation between individuals who are genetically similar. </text:span><text:span text:style-name="T76">In particular, Jansen and Van baleen gave each of their agents a tag/colour and a pure strategy. The agent's displayed kin discrimination in that players would always defect against those with a different tag. For instance, cooperators of different tags would defect with one another. They examined the cooperation tendencies and colour in populations that have strong </text:span><text:span text:style-name="T109">vs</text:span><text:span text:style-name="T108"> weak </text:span><text:span text:style-name="T76">linkage</text:span><text:span text:style-name="T109">s</text:span><text:span text:style-name="T76"> of color and niceness. To summarize, they were able to generate highly unstable dynamics and clusters of cooperation respectively. </text:span></text:p>
      <text:p text:style-name="P24"/>
      <text:p text:style-name="P18"><text:span text:style-name="T76"><text:tab/>We currently have a mechanism defined in our model that accounts for kin discrimination. Instead of discrete tags we have provided each agent with a colour that is drawn from a uniform real interval of some arbirtary length. </text:span><text:span text:style-name="T77">Two agents whose colour values are further apart will cooperate with each other at a lower probability. </text:span><text:span text:style-name="T80">An agent cooperates with it's competitor with probability logistic(geneA + geneB*|geneC0 -geneC1|), with geneB an arbitrary scaling gene, gene C0 the colour of player and C1 the colour of competitor.</text:span><text:span text:style-name="T77"> We have not implemented this into any of our </text:span><text:span text:style-name="T78">runs yet. It would be interesting to see if Jansen and Van Baleen's results will be replicated if the strategies are mixed and the tags are continous </text:span><text:span text:style-name="T110">instead of discrete</text:span><text:span text:style-name="T78">. It would also be interesting to study the effect of increasing colour diversity. This can be achieved by </text:span><text:span text:style-name="T79">varying the range of possible colour values across runs. </text:span><text:span text:style-name="T81">Colour does not alter the payoffs. By changing the cooperation colour has the affect of changing the expected payoffs amongst neighbours. </text:span><text:span text:style-name="T82">This factor is critical in determining agents that will leave behind genes after an update. </text:span></text:p>
      <text:p text:style-name="P25"/>
      <text:p text:style-name="P18"><text:span text:style-name="T82"><text:tab/></text:span><text:span text:style-name="T97">Other papers such as Spontaneous similarity discrimination in the evolution of cooperation have taken a different approach to kin discrimination. Instead of discriminating based on colour or distinct tag </text:span><text:span text:style-name="T98">the organisms are able to see each others cooperation gene</text:span><text:span text:style-name="T100">s</text:span><text:span text:style-name="T98">. </text:span><text:span text:style-name="T113">All agents</text:span><text:span text:style-name="T100"> </text:span><text:span text:style-name="T113">have</text:span><text:span text:style-name="T100"> SIM and DIS genes. The SIM gene is the probability </text:span><text:span text:style-name="T114">of a </text:span><text:span text:style-name="T100">player cooperating with a similar co-player and DIS is the probability that the player will cooperate with a dissimilar co-player. </text:span><text:span text:style-name="T101">The distance between these genes are calculated and similar players are defined to be those whose genetic distances are within n standard deviations of each other</text:span><text:span text:style-name="T98">. </text:span><text:span text:style-name="T99">Using chi squared contingency tests they found that after 10000 rounds of evolution mutual cooperation was significantly more frequent between similar than dissimilar players. In every simulation cooperation and mutual cooperation were more frequent with similar coplayers. </text:span><text:span text:style-name="T101">This may seem trivial as two players with high SIM genes and low DIS genes are similar and will most likely cooperate with each other. </text:span><text:span text:style-name="T103">But,</text:span><text:span text:style-name="T101"> </text:span><text:span text:style-name="T103">t</text:span><text:span text:style-name="T101">wo players who have low SIM genes and high DIS genes are similar and will most likely not cooperate. </text:span><text:span text:style-name="T102">If both are high </text:span><text:span text:style-name="T115">in value</text:span><text:span text:style-name="T102"> the two are similar and will most likely cooperate. When both are low </text:span><text:span text:style-name="T103">we have similar individuals who will most likely not cooperate. The case where </text:span><text:span text:style-name="T104">both are close to 0.5 would be unpredictable. </text:span><text:span text:style-name="T105">In the two cases where the organisms are similar and they have close to 0.5 SIM genes and both high or both low DIS genes would again be unpredictable.</text:span><text:span text:style-name="T101"> </text:span><text:span text:style-name="T105">In the last two cases </text:span><text:span text:style-name="T106">both DIS genes are close to 0.5 and the SIM genes are either both high or both low. In the first case you would </text:span><text:span text:style-name="T116">most likely have</text:span><text:span text:style-name="T106"> mutual cooperation. In the latter you would </text:span><text:span text:style-name="T116">most likely</text:span><text:span text:style-name="T106"> have </text:span><text:span text:style-name="T107">mutual defection. </text:span><text:span text:style-name="T116">Parents for the next generation are chosen with probability proportional to their payoff. Mutual cooperation is a lot more beneficial than mutual defection. Therefore, it is not surprising to see increase in frequency. </text:span><text:span text:style-name="T82"><text:line-break/><text:line-break/><text:tab/>Spite is another technical term that we should introduce. In a biological game theory sense spite occurs when </text:span><text:span text:style-name="T83">one purposely puts their biological fitness at risk to reduce the fitness or payoff of another </text:span><text:soft-page-break/><text:span text:style-name="T83">organism. </text:span><text:span text:style-name="T84">How we implement spite depends on what we want agents to be spiteful toward. A common way spite is introduced in iterated prisoner dilemma games is by keeping track of strategies. Agents will engage in what is called 'tit for tat'. Suppose a player ,</text:span><text:span text:style-name="T85">P1,</text:span><text:span text:style-name="T84"> played mixed strategy X in a previous round. Now suppose that a participant, </text:span><text:span text:style-name="T85">P2 ,</text:span><text:span text:style-name="T84"> in our game </text:span><text:span text:style-name="T85">is meant to play against P1. P2 will employ the strategy that P1 played in the previous round. This idea conforms to a more loose defintion of spite. In that players </text:span><text:span text:style-name="T86">want to “give others a taste of their own medicine”. </text:span><text:span text:style-name="T87">This does not seem to conform nicely to our formal defintion of spite. This also does not help us in determining a spiteful mechanism between different colours. An idea I had was to first determing the colour distance between two agaents. If this distance is above some threshold, perhaps n standard devations, than one, or both, of the players will employ a strategy that will optimize the harm done to the other. Another possibility is to have organisms </text:span><text:span text:style-name="T88">be </text:span><text:span text:style-name="T87">spiteful to those who defect within their own colour. For instance, if the two agents are within the same colour </text:span><text:span text:style-name="T88">threshold they will defect against those with a high reputation of defection. They are being spiteful to defectors of similar colour. </text:span><text:span text:style-name="T89">Intitevely, spite should would decrease the frequency of other colours until one colour range centered at some colour exists in the population. It is important to keep in mind that other colours will be just as spiteful. Therefore, the lattice may not converge to a small colour range. There may be payoffs in which wide ranges of colours can coexist for long periods of time while being spiteful towards one another. This may also be mediated by colours being spiteful to defectors within their own groups. We will not know until we implement this type of model. What remains is to determine how exactly we will implement spite into the model. <text:line-break/><text:line-break/><text:tab/>Before we continue to develop the model it is important that we lay a nice foundation. With this in mind it is important that we rigorously test the baseline model </text:span><text:span text:style-name="T111">(</text:span><text:span text:style-name="T89">using only geneA</text:span><text:span text:style-name="T111">)</text:span><text:span text:style-name="T89">. </text:span><text:span text:style-name="T92">We should also test the baseline model with differing neighbourhood sizes.</text:span><text:span text:style-name="T89"> The next step is to </text:span><text:span text:style-name="T90">add colour and study the effects of adding the colour gene to each agent coupled with some sort of kin discriminatory algorithm </text:span><text:span text:style-name="T92">mechanism</text:span><text:span text:style-name="T90">. In particular, we should test different </text:span><text:span text:style-name="T92">starting</text:span><text:span text:style-name="T90"> ranges of colours, different scalings of colour , geneB, different mutations on colour and </text:span><text:span text:style-name="T91">neighbourhood sizes with colour. In doing so we will be testing how population diversity, relative location in an enviornment </text:span><text:span text:style-name="T92">and intensity of kin discrimination </text:span><text:span text:style-name="T91">affect cooperation and group formation </text:span><text:span text:style-name="T92">in populations</text:span><text:span text:style-name="T91">. </text:span><text:span text:style-name="T93">Afterward, we should incorperate spite into our model. We want to know how spite affects cooperation and group formation. We may also be interested in determining how different spite algorithms will affect the population as well. We would also want to test different degrees of spite on populations of varing neighbourhood sizes and diversity. </text:span><text:span text:style-name="T94">In each of the previously mentioned cases we also want to determing evolutionary stable strategies and potential unstable equilibriums. </text:span></text:p>
      <text:p text:style-name="P22"/>
      <text:p text:style-name="P22"/>
      <text:p text:style-name="P16"><text:span text:style-name="T94"><text:tab/></text:span><text:span text:style-name="T95">Ultimately, our goal is to show that organisms can arange themselves in a population such that they will be more cooperative with their neighbours </text:span><text:span text:style-name="T96">that</text:span><text:span text:style-name="T95"> they are more genetically related to. This should result in clusters of cooperation of similar colours. This result was shown in Jansen and van Baleen's paper. It is important to note that they where able to achieve this by having loosely linked genes. </text:span><text:span text:style-name="T96">Once we are able to achieve this group behaviour we would like to simulate spitefulness between different groups or maybe even between individuals within the same group. </text:span></text:p>
      <text:p text:style-name="P22"/>
      <text:p text:style-name="P15"><text:tab/></text:p>
      <text:p text:style-name="P19"><text:s text:c="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30T19:20:47.040934830</meta:creation-date>
    <dc:date>2016-12-07T21:17:46.605410855</dc:date>
    <meta:editing-duration>PT12H55M8S</meta:editing-duration>
    <meta:editing-cycles>154</meta:editing-cycles>
    <meta:generator>LibreOffice/5.0.6.2$Linux_X86_64 LibreOffice_project/00m0$Build-2</meta:generator>
    <meta:document-statistic meta:table-count="0" meta:image-count="0" meta:object-count="0" meta:page-count="5" meta:paragraph-count="20" meta:word-count="3529" meta:character-count="21111" meta:non-whitespace-character-count="17526"/>
  </office:meta>
</office:document-meta>
</file>